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161" officeooo:paragraph-rsid="0012b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s of samba.conf</text:p>
      <text:p text:style-name="P1"/>
      <text:p text:style-name="P1">[global]</text:p>
      <text:p text:style-name="P1">server string = Dell Desktop-VM Server-</text:p>
      <text:p text:style-name="P1">workgroup = WORKGROUP-</text:p>
      <text:p text:style-name="P1">security = user</text:p>
      <text:p text:style-name="P1">map to guest = Bad User</text:p>
      <text:p text:style-name="P1">name resolve order = bcast hosts wins</text:p>
      <text:p text:style-name="P1">include = /etc/samba/smbshared.conf</text:p>
      <text:p text:style-name="P1"/>
      <text:p text:style-name="P1"/>
      <text:p text:style-name="P1">Contents of smbshared.conf</text:p>
      <text:p text:style-name="P1"/>
      <text:p text:style-name="P1">[Music]</text:p>
      <text:p text:style-name="P1"><text:tab/>force user = joe</text:p>
      <text:p text:style-name="P1"><text:tab/>path = /home/joe/Music</text:p>
      <text:p text:style-name="P1"><text:tab/>writable = no</text:p>
      <text:p text:style-name="P1"><text:tab/>public = yes</text:p>
      <text:p text:style-name="P1"/>
      <text:p text:style-name="P1">(fr. Linux Tip: Sharing Files With Samba The Easy Way by Joe Collins, May 2015)</text:p>
      <text:p text:style-name="P1">jookwak Samba study 1028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3:28:42.141267762</meta:creation-date>
    <dc:date>2016-10-28T23:45:11.721979409</dc:date>
    <meta:editing-duration>PT38S</meta:editing-duration>
    <meta:editing-cycles>1</meta:editing-cycles>
    <meta:document-statistic meta:table-count="0" meta:image-count="0" meta:object-count="0" meta:page-count="1" meta:paragraph-count="16" meta:word-count="68" meta:character-count="408" meta:non-whitespace-character-count="352"/>
    <meta:generator>LibreOffice/4.2.8.2$Linux_x86 LibreOffice_project/420m0$Build-2</meta:generator>
  </office:meta>
</office:document-meta>
</file>